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5-07-0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5-03-1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4-10-1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4-07-1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4-04-30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4-01-0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3-10-1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3-07-1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3-05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3-01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2-07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2-03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1-11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1-08-1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1-05-2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1-01-2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0-10-0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0-07-3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0-05-0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20-02-0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9-10-2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9-08-2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9-06-0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9-02-2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8-11-0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8-01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716" calcext:value-type="float">
            <text:p>57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8976" calcext:value-type="float">
            <text:p>57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7472" calcext:value-type="float">
            <text:p>57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4256" calcext:value-type="float">
            <text:p>57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9496" calcext:value-type="float">
            <text:p>57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436" calcext:value-type="float">
            <text:p>57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1808" calcext:value-type="float">
            <text:p>58.6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8384" calcext:value-type="float">
            <text:p>58.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4792" calcext:value-type="float">
            <text:p>58.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1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6208" calcext:value-type="float">
            <text:p>59.5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2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0208" calcext:value-type="float">
            <text:p>61.1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8888" calcext:value-type="float">
            <text:p>61.9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6296" calcext:value-type="float">
            <text:p>62.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9448" calcext:value-type="float">
            <text:p>62.6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3848" calcext:value-type="float">
            <text:p>63.5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056" calcext:value-type="float">
            <text:p>64.0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0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7936" calcext:value-type="float">
            <text:p>64.2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4552" calcext:value-type="float">
            <text:p>64.6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0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9264" calcext:value-type="float">
            <text:p>65.7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9368" calcext:value-type="float">
            <text:p>65.8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8176" calcext:value-type="float">
            <text:p>66.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972" calcext:value-type="float">
            <text:p>66.3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0464" calcext:value-type="float">
            <text:p>67.7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0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1528" calcext:value-type="float">
            <text:p>67.8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8688" calcext:value-type="float">
            <text:p>67.9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7936" calcext:value-type="float">
            <text:p>68.0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2424" calcext:value-type="float">
            <text:p>68.1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1984" calcext:value-type="float">
            <text:p>68.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1272" calcext:value-type="float">
            <text:p>68.8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3464" calcext:value-type="float">
            <text:p>68.8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1752" calcext:value-type="float">
            <text:p>68.8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1376" calcext:value-type="float">
            <text:p>68.9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3568" calcext:value-type="float">
            <text:p>68.9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0144" calcext:value-type="float">
            <text:p>68.9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4152" calcext:value-type="float">
            <text:p>69.0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0392" calcext:value-type="float">
            <text:p>69.4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4504" calcext:value-type="float">
            <text:p>69.5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8344" calcext:value-type="float">
            <text:p>69.8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1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1592" calcext:value-type="float">
            <text:p>71.4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8312" calcext:value-type="float">
            <text:p>71.8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10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7432" calcext:value-type="float">
            <text:p>76.2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1544" calcext:value-type="float">
            <text:p>76.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1808" calcext:value-type="float">
            <text:p>77.7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3664" calcext:value-type="float">
            <text:p>78.0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4-02-1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2-0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04" calcext:value-type="float">
            <text:p>81.0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5568" calcext:value-type="float">
            <text:p>81.1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6048" calcext:value-type="float">
            <text:p>81.1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1496" calcext:value-type="float">
            <text:p>81.3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636" calcext:value-type="float">
            <text:p>81.3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2456" calcext:value-type="float">
            <text:p>81.3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9616" calcext:value-type="float">
            <text:p>81.5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2392" calcext:value-type="float">
            <text:p>81.6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6128" calcext:value-type="float">
            <text:p>81.7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7776" calcext:value-type="float">
            <text:p>82.0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9112" calcext:value-type="float">
            <text:p>82.0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7024" calcext:value-type="float">
            <text:p>82.1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3432" calcext:value-type="float">
            <text:p>82.3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6208" calcext:value-type="float">
            <text:p>82.4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416088144601</text:p>
          </table:table-cell>
          <table:table-cell office:value-type="string" calcext:value-type="string">
            <text:p>WK-07/19E/16-4453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28" meta:object-count="0"/>
    <meta:user-defined meta:name="AppVersion">3.0</meta:user-defined>
  </office:meta>
</office:document-meta>
</file>